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21C98093A133E2674D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2.671cm, 5.09cm, 1.586cm, 6.93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0cm" svg:height="7.5cm" svg:x="6.369cm" svg:y="10.598cm">
          <draw:image xlink:href="Pictures/10000000000003C00000021C98093A133E2674D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9-28T12:13:13.619851117</dc:date>
    <meta:editing-duration>PT3M19S</meta:editing-duration>
    <meta:editing-cycles>1</meta:editing-cycles>
    <meta:generator>LibreOffice/7.0.6.2$Linux_X86_64 LibreOffice_project/144abb84a525d8e30c9dbbefa69cbbf2d8d4ae3b</meta:generator>
    <meta:document-statistic meta:object-count="1"/>
  </office:meta>
</office:document-meta>
</file>